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dapter.setImplementationVendor( final String implementationVend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setImplementationUrl( final String implementation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toExten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tensionAdapter.setRefid( final Reference referen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sionAdapter.setImplementationVersion( final String implementati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dapter.setExtensionName( final String exten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verifyNotA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sionAdapter.setSpecificationVersion( final String specificati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setImplementationVendorId( final String implementationVend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Adapter.setSpecificationVendor( final String specificationVend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